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>
      <style:text-properties style:text-position="" style:text-underline-style="none"/>
    </style:style>
    <style:style style:name="ce3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ext-properties style:text-underline-style="none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10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10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1" table:formula="of:=SUM([.C2:.C113])" office:value-type="float" office:value="369">
            <text:p>369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69">
            <text:p>369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93">
            <text:p>5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4/07/2012</text:date>, <text:time>17:18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7-04T17:18:24</dc:date>
    <meta:editing-duration>PT1H39M42S</meta:editing-duration>
    <meta:editing-cycles>129</meta:editing-cycles>
    <meta:generator>LibreOffice/3.4$Unix LibreOffice_project/340m1$Build-602</meta:generator>
    <meta:document-statistic meta:table-count="5" meta:cell-count="393" meta:object-count="0"/>
  </office:meta>
</office:document-meta>
</file>